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fo:language="ca" fo:country="ES"/>
    </style:style>
    <style:style style:name="P3" style:family="paragraph" style:parent-style-name="Standard">
      <style:paragraph-properties fo:text-align="justify" style:justify-single-word="false"/>
      <style:text-properties style:font-name="Helvetica" fo:language="ca" fo:country="ES" fo:font-weight="bold" style:font-weight-asian="bold" style:font-weight-complex="bold"/>
    </style:style>
    <style:style style:name="P4" style:family="paragraph" style:parent-style-name="Standard">
      <style:text-properties style:font-name="Helvetica" fo:language="ca" fo:country="ES" fo:font-weight="normal" style:font-weight-asian="normal" style:font-weight-complex="normal"/>
    </style:style>
    <style:style style:name="P5" style:family="paragraph" style:parent-style-name="Standard">
      <style:paragraph-properties fo:text-align="justify" style:justify-single-word="false"/>
      <style:text-properties style:font-name="Helvetica" fo:language="ca" fo:country="ES" fo:font-weight="normal" style:font-weight-asian="normal" style:font-weight-complex="normal"/>
    </style:style>
    <style:style style:name="P6" style:family="paragraph" style:parent-style-name="Standard" style:list-style-name="L1">
      <style:paragraph-properties fo:text-align="justify" style:justify-single-word="false"/>
      <style:text-properties style:font-name="Helvetica" fo:language="ca" fo:country="ES" fo:font-weight="normal" style:font-weight-asian="normal" style:font-weight-complex="normal"/>
    </style:style>
    <style:style style:name="P7" style:family="paragraph" style:parent-style-name="Standard">
      <style:paragraph-properties fo:text-align="center" style:justify-single-word="false"/>
      <style:text-properties style:font-name="Helvetica" fo:language="ca" fo:country="ES"/>
    </style:style>
    <style:style style:name="P8" style:family="paragraph" style:parent-style-name="Standard">
      <style:paragraph-properties fo:text-align="center" style:justify-single-word="false"/>
      <style:text-properties style:font-name="Helvetica" fo:font-size="16pt" fo:language="ca" fo:country="ES"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Helvetica" fo:font-size="16pt" fo:language="ca" fo:country="E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 style:family="paragraph" style:parent-style-name="Standard">
      <style:paragraph-properties fo:text-align="justify" style:justify-single-word="false"/>
      <style:text-properties style:font-name="Helvetica" fo:font-size="12pt" fo:language="ca" fo:country="ES"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Helvetica" fo:font-size="12pt" fo:language="ca" fo:country="ES" fo:font-weight="bold" style:font-size-asian="12pt" style:font-weight-asian="bold" style:font-size-complex="12pt" style:font-weight-complex="bold"/>
    </style:style>
    <style:style style:name="P12" style:family="paragraph" style:parent-style-name="Standard" style:list-style-name="L2">
      <style:paragraph-properties fo:text-align="justify" style:justify-single-word="false"/>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Table_20_Contents">
      <style:paragraph-properties fo:text-align="end" style:justify-single-word="false"/>
      <style:text-properties style:font-name="Arial" fo:font-size="10pt" style:font-size-asian="10pt" style:font-size-complex="10pt"/>
    </style:style>
    <style:style style:name="P15"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 style:family="text">
      <style:text-properties style:font-name="Helvetica" fo:language="ca" fo:country="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ctivitats pàgina 21</text:p>
      <text:p text:style-name="P4"/>
      <text:p text:style-name="P3">1.- La llei orgànica...</text:p>
      <text:p text:style-name="P5"/>
      <text:p text:style-name="P5"><text:tab/>c) Té un rang superior als reglaments.</text:p>
      <text:p text:style-name="P5"/>
      <text:p text:style-name="P3">2.- El decret...</text:p>
      <text:p text:style-name="P5"/>
      <text:p text:style-name="P5"><text:tab/>a) Té el mateix rang que les lleis ordinàries.</text:p>
      <text:p text:style-name="P5"/>
      <text:p text:style-name="P3">3.- Assenyala la resposta correcta:</text:p>
      <text:p text:style-name="P5"/>
      <text:p text:style-name="P5"><text:tab/>c) Els usos i costums locals i professionals són una font de dret laboral.</text:p>
      <text:p text:style-name="P5"/>
      <text:p text:style-name="P3">4.- Assenyala la resposta correcta:</text:p>
      <text:p text:style-name="P5"/>
      <text:p text:style-name="P5"><text:tab/>d) Totes són correctes.</text:p>
      <text:p text:style-name="P5"/>
      <text:p text:style-name="P3">5.- Són relacions laborals excloses, entre altres...</text:p>
      <text:p text:style-name="P5"/>
      <text:p text:style-name="P5"><text:tab/>d) L'activitat que es limita a l'acompliment del càrrec de conseller, els funcionaris <text:tab/>públics i les prestacions personals obligatòries.</text:p>
      <text:p text:style-name="P5"/>
      <text:p text:style-name="P3">6.- Segons el principi in dubio pro operario...</text:p>
      <text:p text:style-name="P5"/>
      <text:p text:style-name="P5"><text:tab/>b) El jutge haurà de realitzar la interpretació de la llei que més afavoreixi el <text:tab/>treballador.</text:p>
      <text:p text:style-name="P5"/>
      <text:p text:style-name="P7"><text:span text:style-name="T2">Activitats pàgina 35</text:span></text:p>
      <text:p text:style-name="P2"/>
      <text:p text:style-name="P3">7.- L'Elena va acabar un cicle formatiu l'any passat. Després d'enviar diversos currículums, és contractada per NOVACIÓ, mitjançant un contracte d'interinitat, per ser cedida a una altra empresa, LABORATORIS SIMANTEC,SA, on treballa en Miquel amb un contracte indefinit.</text:p>
      <text:p text:style-name="P3"/>
      <text:p text:style-name="P3"><text:tab/>a) Identifica en un esquema l'ETT, el treballador i l'empresa usuària.</text:p>
      <text:p text:style-name="P3"/>
      <text:list xml:id="list5161632375287413554" text:style-name="L1">
        <text:list-item>
          <text:p text:style-name="P6"><text:span text:style-name="T1">ETT:</text:span> NOVACIÓ.</text:p>
        </text:list-item>
        <text:list-item>
          <text:p text:style-name="P6"><text:span text:style-name="T1">Empresa usuària:</text:span> LABORATORIS SIMANTEC SA.</text:p>
        </text:list-item>
        <text:list-item>
          <text:p text:style-name="P6"><text:span text:style-name="T1">Treballador:</text:span> Elena.</text:p>
        </text:list-item>
      </text:list>
      <text:p text:style-name="P5"/>
      <text:p text:style-name="P3"><text:tab/>b) És obligatori formalitzar un contracte a través d'una ETT per escrit?</text:p>
      <text:p text:style-name="P3"/>
      <text:p text:style-name="P5"><text:tab/>Si.</text:p>
      <text:p text:style-name="P5"/>
      <text:p text:style-name="P5"/>
      <text:p text:style-name="P3"><text:soft-page-break/><text:tab/>c) Quin conveni s'aplica a l'Elena?</text:p>
      <text:p text:style-name="P3"/>
      <text:p text:style-name="P5"><text:tab/>El de la empresa usuària.</text:p>
      <text:p text:style-name="P5"/>
      <text:p text:style-name="P3"><text:tab/>d) Qui pot sancionar l'Elena si comet una infracció? I en Miquel?</text:p>
      <text:p text:style-name="P3"/>
      <text:p text:style-name="P5"><text:tab/>En el cas d'Elena la ETT i en Miquel l'empresa usuària.</text:p>
      <text:p text:style-name="P5"/>
      <text:p text:style-name="P3"><text:tab/>e) Qui ha d'informar i formar l'Elena en matèria de prevenció de riscos <text:tab/>laborals? I qui li ha de proporcionar els equips de protecció individual?</text:p>
      <text:p text:style-name="P3"/>
      <text:p text:style-name="P5"><text:tab/>L'ha de formar la ETT i la d'informar l 'empresa usuària, l'empresa usuària doina els <text:tab/>EPIS.</text:p>
      <text:p text:style-name="P5"/>
      <text:p text:style-name="P3"><text:tab/>f) Si l'Elena i en Miquel fan la mateixa feina i tenen la mateixa categoria <text:tab/>professional, l'Elena pot cobrar un salari inferior al d'en Miquel?</text:p>
      <text:p text:style-name="P3"/>
      <text:p text:style-name="P10"><text:tab/>No.</text:p>
      <text:p text:style-name="P11"/>
      <text:p text:style-name="P8">Activitat pàgina 36</text:p>
      <text:p text:style-name="P3"/>
      <text:p text:style-name="P3">3.- Un empresari del món de l'espectacle pretén contractar els serveis d'un menor de 15 anys. El contracte tindria per objecte la participació del menor en una obra de teatre que s'hauria de representar durant l'estiu.</text:p>
      <text:p text:style-name="P3"/>
      <text:list xml:id="list5968970816329798371" text:style-name="L2">
        <text:list-item>
          <text:p text:style-name="P12"><text:span text:style-name="T3">En aquestes circumstàncies, es podria formalitzar un contracte?</text:span></text:p>
        </text:list-item>
      </text:list>
      <text:p text:style-name="P3"/>
      <text:p text:style-name="P5"><text:tab/>Si es podría formalitzar el contracte, sempre que tingui permís de l'autoritat laboral <text:tab/>per a cadascun dels espectacles en els que intervingui o no comporti un perill per a <text:tab/>la seva salut fís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MP1" style:family="paragraph" style:parent-style-name="Table_20_Contents">
      <style:paragraph-properties fo:text-align="start" style:justify-single-word="false"/>
      <style:text-properties style:font-name="Arial" fo:font-size="10pt" style:font-size-asian="10pt" style:font-size-complex="10pt"/>
    </style:style>
    <style:style style:name="MP2" style:family="paragraph" style:parent-style-name="Table_20_Contents">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FOL</text:p>
            </table:table-cell>
            <table:table-cell table:style-name="Tabla1.A1" office:value-type="string">
              <text:p text:style-name="MP2">Carlos Guillermo Valenzuela García</text:p>
            </table:table-cell>
          </table:table-row>
        </table:table>
        <text:p text:style-name="Standard"/>
      </style:header>
      <style:footer>
        <text:p text:style-name="MP3"><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Valenzuela García</meta:initial-creator>
    <meta:creation-date>2021-03-05T09:00:14.45</meta:creation-date>
    <meta:document-statistic meta:table-count="1" meta:image-count="0" meta:object-count="0" meta:page-count="2" meta:paragraph-count="36" meta:word-count="370" meta:character-count="2270"/>
    <dc:date>2021-03-05T09:17:42.53</dc:date>
    <dc:creator>Carlos Valenzuela García</dc:creator>
    <meta:editing-duration>PT17M39S</meta:editing-duration>
    <meta:editing-cycles>1</meta:editing-cycles>
    <meta:generator>OpenOffice/4.1.7$Win32 OpenOffice.org_project/417m1$Build-9800</meta:generator>
  </office:meta>
</office:document-meta>
</file>